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78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8.687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22.9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7b5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transparent"/>
    </style:style>
    <style:style style:name="ce1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Installing Docker Compose</text:p>
          </table:table-cell>
          <table:table-cell office:value-type="string" calcext:value-type="string">
            <text:p>mkdir -p ~/.docker/cli-plugins/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curl -SL <text:a xlink:href="https://github.com/docker/compose/releases/download/v2.2.3/docker-compose-linux-x" xlink:type="simple">https://github.com/docker/compose/releases/download/v2.2.3/docker-compose-linux-x</text:a>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table:style-name="ce1" office:value-type="string" calcext:value-type="string">
            <text:p>chmod +x ~/.docker/cli-plugins/docker-compose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table:style-name="ce1" office:value-type="string" calcext:value-type="string">
            <text:p>sudo chown $USER /var/run/docker.sock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table:style-name="ce1" office:value-type="string" calcext:value-type="string">
            <text:p>docker compose version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ttps://www.digitalocean.com/community/tutorials/how-to-install-and-use-docker-compose-on-ubuntu-20-04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Create basic yaml file</text:p>
          </table:table-cell>
          <table:table-cell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table:style-name="ce1" office:value-type="string" calcext:value-type="string">
            <text:p>mkdir ~/compose-demo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cd ~/compose-demo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mkdir app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table:style-name="ce1" office:value-type="string" calcext:value-type="string">
            <text:p>nano app/index.html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!doctype html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html lang="en"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head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&lt;meta charset="utf-8"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&lt;title&gt;Docker Compose Demo&lt;/title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&lt;link rel="stylesheet" href="https://cdn.jsdelivr.net/gh/kognise/water.css@latest/dist/dark.min.css"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/head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body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&lt;h1&gt;This is a Docker Compose Demo Page.&lt;/h1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&lt;p&gt;This content is being served by an Nginx container.&lt;/p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/body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&lt;/html&gt;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table:style-name="ce1" office:value-type="string" calcext:value-type="string">
            <text:p>nano docker-compose.yml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version: '3.7'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services: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2"/>web: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image: nginx:alpine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ports: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6"/>- "8000:80"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4"/>volumes: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<text:s text:c="6"/>- ./app:/usr/share/nginx/html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create docker image</text:p>
          </table:table-cell>
          <table:table-cell table:style-name="ce1" office:value-type="string" calcext:value-type="string">
            <text:p>docker compose up -d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show processes</text:p>
          </table:table-cell>
          <table:table-cell office:value-type="string" calcext:value-type="string">
            <text:p>docker compose ps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show logs</text:p>
          </table:table-cell>
          <table:table-cell office:value-type="string" calcext:value-type="string">
            <text:p>docker compose logs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pause container</text:p>
          </table:table-cell>
          <table:table-cell office:value-type="string" calcext:value-type="string">
            <text:p>docker compose pause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un pause container</text:p>
          </table:table-cell>
          <table:table-cell office:value-type="string" calcext:value-type="string">
            <text:p>docker compose unpause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stop but dont delete data</text:p>
          </table:table-cell>
          <table:table-cell office:value-type="string" calcext:value-type="string">
            <text:p>docker compose stop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tear down containers</text:p>
          </table:table-cell>
          <table:table-cell office:value-type="string" calcext:value-type="string">
            <text:p>docker compose down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remove the base image from system</text:p>
          </table:table-cell>
          <table:table-cell office:value-type="string" calcext:value-type="string">
            <text:p>docker image rm nginx:alpine</text:p>
          </table:table-cell>
        </table:table-row>
        <table:table-row table:style-name="ro1">
          <table:table-cell office:value-type="string" calcext:value-type="string">
            <text:p>vscode</text:p>
          </table:table-cell>
          <table:table-cell office:value-type="string" calcext:value-type="string">
            <text:p>install vscode</text:p>
          </table:table-cell>
          <table:table-cell office:value-type="string" calcext:value-type="string">
            <text:p>use “Ubuntu Software”, search for vscode</text:p>
          </table:table-cell>
        </table:table-row>
        <table:table-row table:style-name="ro1">
          <table:table-cell office:value-type="string" calcext:value-type="string">
            <text:p>aws cli</text:p>
          </table:table-cell>
          <table:table-cell office:value-type="string" calcext:value-type="string">
            <text:p>install aws cli – x86</text:p>
          </table:table-cell>
          <table:table-cell office:value-type="string" calcext:value-type="string">
            <text:p>curl "https://awscli.amazonaws.com/awscli-exe-linux-x86_64.zip" -o "awscliv2.zip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zip awscliv2.z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o ./aws/install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table table:name="RecommendedByJerry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WS Test Credentials</text:p>
          </table:table-cell>
          <table:table-cell office:value-type="string" calcext:value-type="string">
            <text:p>AKIAYGJW54ALAFQKMRBD</text:p>
          </table:table-cell>
          <table:table-cell table:style-name="ce2" office:value-type="string" calcext:value-type="string">
            <text:p>UBUt4BkIKUGURmZrBv3TXTN8yXVGtyeZqXqy+wS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ws ecr get-login-password --region us-east-1| docker login --username AWS --password-stdin 563292790806.dkr.ecr.us-east-1.amazonaws.co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ws ecr get-login-password --region us-east-1| docker login --username AWS --password-stdin 563292790806.dkr.ecr.us-east-1.amazonaws.com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docker ps 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m ec45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ocker tag nginx:alpine alasdair396/test04:la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cker tag nginx:alpine alasdair396/test04:latest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4" office:value-type="string" calcext:value-type="string">
            <text:p>Steps To Push To a Reposi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the image</text:p>
          </table:table-cell>
          <table:table-cell office:value-type="string" calcext:value-type="string">
            <text:p>docker compose up</text:p>
          </table:table-cell>
          <table:table-cell/>
        </table:table-row>
        <table:table-row table:style-name="ro1">
          <table:table-cell office:value-type="string" calcext:value-type="string">
            <text:p>build the image</text:p>
          </table:table-cell>
          <table:table-cell office:value-type="string" calcext:value-type="string">
            <text:p>docker compose build </text:p>
          </table:table-cell>
          <table:table-cell/>
        </table:table-row>
        <table:table-row table:style-name="ro1">
          <table:table-cell office:value-type="string" calcext:value-type="string">
            <text:p>tag the image with a destination </text:p>
          </table:table-cell>
          <table:table-cell office:value-type="string" calcext:value-type="string">
            <text:p>docker tag name_of_image:current_tag new_account/new_repository:new_tag</text:p>
          </table:table-cell>
          <table:table-cell/>
        </table:table-row>
        <table:table-row table:style-name="ro1">
          <table:table-cell office:value-type="string" calcext:value-type="string">
            <text:p>login to docker destination account</text:p>
          </table:table-cell>
          <table:table-cell office:value-type="string" calcext:value-type="string">
            <text:p>docker login</text:p>
          </table:table-cell>
          <table:table-cell/>
        </table:table-row>
        <table:table-row table:style-name="ro1">
          <table:table-cell office:value-type="string" calcext:value-type="string">
            <text:p>docker push </text:p>
          </table:table-cell>
          <table:table-cell office:value-type="string" calcext:value-type="string">
            <text:p>docker push new_account/new_repository:new_tag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ocker images</text:p>
          </table:table-cell>
          <table:table-cell office:value-type="string" calcext:value-type="string">
            <text:p>lists the images in the current repositor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cker image prune 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image rm -f IMAGE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images 563292790806.dkr.ecr.us-east-1.amazonaws.com/compose-test01</text:p>
          </table:table-cell>
          <table:table-cell office:value-type="string" calcext:value-type="string">
            <text:p>lists the images in the ecr account/repositor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xport AWS_ACCESS_KEY=”put access key here in quotes”</text:p>
          </table:table-cell>
          <table:table-cell office:value-type="string" calcext:value-type="string">
            <text:p>stores the programatic access key as a local environment value</text:p>
          </table:table-cell>
          <table:table-cell/>
        </table:table-row>
        <table:table-row table:style-name="ro1">
          <table:table-cell office:value-type="string" calcext:value-type="string">
            <text:p>export AWS_ACCESS_SECRET=”put access secret here in quote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context create ecs myecscontext</text:p>
          </table:table-cell>
          <table:table-cell office:value-type="string" calcext:value-type="string">
            <text:p>create and ecs context and call it myecscontext, select AWS environment credentials</text:p>
          </table:table-cell>
          <table:table-cell/>
        </table:table-row>
        <table:table-row table:style-name="ro1">
          <table:table-cell office:value-type="string" calcext:value-type="string">
            <text:p>docker context use myecscontext</text:p>
          </table:table-cell>
          <table:table-cell office:value-type="string" calcext:value-type="string">
            <text:p>make the current context ecs (myecscontex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docker.com/blog/docker-compose-from-local-to-amazon-ecs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tutorial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export AWS_ACCESS_XX <text:s/>- set environment variables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>
          <table:table-cell table:style-name="ce6" office:value-type="string" calcext:value-type="string">
            <text:p>nothing in front of the <text:s/>cpt bi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ocker context my ecs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2"/>
        </table:table-row>
        <table:table-row table:style-name="ro1">
          <table:table-cell table:style-name="ce7" office:value-type="string" calcext:value-type="string">
            <text:p>docker compose up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ocker compose down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7" office:value-type="string" calcext:value-type="string">
            <text:p>put the <text:s/>amazon account in front of the image nam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ocker compose buil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login to amazon using pipe comman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reate the 2 repositories cptodoui and cptodoapi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7" office:value-type="string" calcext:value-type="string">
            <text:p>docker compose push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hould now be in the AWS repository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7" office:value-type="string" calcext:value-type="string">
            <text:p>swap to myecs context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8" office:value-type="string" calcext:value-type="string">
            <text:p>docker compose up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docker compose convert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docker compose ps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docker compose logs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docker compose down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2"/>
        </table:table-row>
      </table:table>
      <table:table table:name="Day4" table:style-name="ta1"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indian lady – talking qui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youtube.com/watch?v=vyznPmkVC9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lk through of building an im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ing to a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 clus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 ta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 a service (going to need this for clearpoint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me lady as above but using docker compo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youtube.com/watch?v=hawFHY9DOo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docker-compose.yml can put x-aws-vpc: “vpc-xxxxxxxxx”. This defines the vpc to us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 is essentially just using “docker compose up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 is relying on a pre-done docker-compose.yml fi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ey bits about the file (as opposed to the clearpoint on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image is in a repository called public.ecr.aws/w0f5g4k6/java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d the ports only has one port number (not 2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 think clearpoint will involve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eate/build the image locall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ate the repositories on aws (learnt this today!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ker push to the reposito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wap over to the new docker-compose.yml file (without the extra ports and pull from new repository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cker compose u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s should create the clusters, tasks etc?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wap context at correct times...</text:p>
          </table:table-cell>
        </table:table-row>
      </table:table>
      <table:table table:name="Day5" table:style-name="ta1">
        <table:table-column table:style-name="co3" table:number-columns-repeated="8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et up contexts and aws credential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export AWS_ACCESS_XX <text:s/>- set environment variab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port AWS_ACCESS_KEY="AKIAYGJW54ALAFQKMRBD"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port AWS_SECRET_KEY="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"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ocker context l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ocker context create ecr myec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p docker-compose-A.yml docker-compose.ym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un docker compose up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ker compose up -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 and then stop then bring the containers dow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ker compose do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cker login to AWS reposito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ws ecr get-login-password --region us-east-1| docker login --username AWS --password-stdin 563292790806.dkr.ecr.us-east-1.amazonaws.co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eate repositor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aws ecr create-repository --repository-name cptodou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/>aws ecr create-repository --repository-name cptodoapi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build the compose fi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ker compose build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ag the images ready to push t oec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ker tag cptodoapi:latest 563292790806.dkr.ecr.us-east-1.amazonaws.com/cptodoapi:lat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ker tag cptodoui:latest 563292790806.dkr.ecr.us-east-1.amazonaws.com/cptodoui:lates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t context to aws ec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ker context use myecs</text:p>
          </table:table-cell>
          <table:table-cell table:number-columns-repeated="6"/>
        </table:table-row>
        <table:table-row table:style-name="ro1">
          <table:table-cell/>
          <table:table-cell table:style-name="ce15" table:number-columns-repeated="7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docker push 563292790806.dkr.ecr.us-east-1.amazonaws.com/cptodoapi:latest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docker push 563292790806.dkr.ecr.us-east-1.amazonaws.com/cptodoui:latest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docker push 563292790806.dkr.ecr.us-east-1.amazonaws.com/cptodoapi:latest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docker push 563292790806.dkr.ecr.us-east-1.amazonaws.com/cptodoui:latest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 table:number-columns-repeated="7"/>
          <table:table-cell/>
        </table:table-row>
        <table:table-row table:style-name="ro1">
          <table:table-cell/>
          <table:table-cell table:style-name="ce15" office:value-type="string" calcext:value-type="string">
            <text:p>swap to push to ecr docker-compose file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cp docker-compose-B.yml docker-compose.yml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 table:number-columns-repeated="7"/>
          <table:table-cell table:style-name="ce15" office:value-type="string" calcext:value-type="string">
            <text:p>Goes pear shaped here.</text:p>
          </table:table-cell>
        </table:table-row>
        <table:table-row table:style-name="ro1">
          <table:table-cell/>
          <table:table-cell table:style-name="ce15" office:value-type="string" calcext:value-type="string">
            <text:p>push to ecr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docker compose up</text:p>
          </table:table-cell>
          <table:table-cell table:style-name="ce15" table:number-columns-repeated="5"/>
          <table:table-cell/>
        </table:table-row>
        <table:table-row table:style-name="ro1" table:number-rows-repeated="2">
          <table:table-cell/>
          <table:table-cell table:style-name="ce15" table:number-columns-repeated="7"/>
          <table:table-cell/>
        </table:table-row>
        <table:table-row table:style-name="ro1">
          <table:table-cell/>
          <table:table-cell table:style-name="ce15" office:value-type="string" calcext:value-type="string">
            <text:p>https://www.youtube.com/watch?v=hawFHY9DOoA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create you ecs context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docker compose up</text:p>
          </table:table-cell>
          <table:table-cell table:style-name="ce15" table:number-columns-repeated="5"/>
          <table:table-cell/>
        </table:table-row>
        <table:table-row table:style-name="ro1">
          <table:table-cell/>
          <table:table-cell table:style-name="ce15" table:number-columns-repeated="7"/>
          <table:table-cell/>
        </table:table-row>
        <table:table-row table:style-name="ro1">
          <table:table-cell/>
          <table:table-cell table:style-name="ce15" table:number-columns-repeated="4"/>
          <table:table-cell table:style-name="ce15" office:value-type="string" calcext:value-type="string">
            <text:p>vpc-010468a0bca907ab1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5" table:number-columns-repeated="7"/>
          <table:table-cell/>
        </table:table-row>
      </table:table>
      <table:table table:name="Day6" table:style-name="ta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it clone https://github.com/ClearPointNZ/sre-assess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up contexts and aws credenti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ort AWS_ACCESS_XX <text:s/>- set environment vari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ort AWS_ACCESS_KEY="AKIAYGJW54ALAFQKMRBD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ort AWS_SECRET_KEY="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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cker context 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 context create ecr mye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un docker compose up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mpose up -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and then stop then bring the containers dow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mpose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 login to AWS reposi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ws ecr get-login-password --region us-east-1| docker login --username AWS --password-stdin 563292790806.dkr.ecr.us-east-1.amazonaws.co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the reposi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aws ecr create-repository --repository-name cptod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ws ecr create-repository --repository-name cptodoap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uild the compose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mpose buil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g the images ready to push t oe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tag cptodoapi:latest 563292790806.dkr.ecr.us-east-1.amazonaws.com/cptodoapi: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tag cptodoui:latest 563292790806.dkr.ecr.us-east-1.amazonaws.com/cptodoui:lates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context to aws ecs</text:p>
          </table:table-cell>
          <table:table-cell table:number-columns-repeated="2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docker context use myecs</text:p>
          </table:table-cell>
          <table:table-cell/>
        </table:table-row>
        <table:table-row table:style-name="ro1">
          <table:table-cell/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docker push 563292790806.dkr.ecr.us-east-1.amazonaws.com/cptodoapi:latest</text:p>
          </table:table-cell>
          <table:table-cell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docker push 563292790806.dkr.ecr.us-east-1.amazonaws.com/cptodoui:latest</text:p>
          </table:table-cell>
          <table:table-cell/>
        </table:table-row>
        <table:table-row table:style-name="ro1">
          <table:table-cell/>
          <table:table-cell table:style-name="ce16" table:number-columns-repeated="2"/>
          <table:table-cell/>
        </table:table-row>
        <table:table-row table:style-name="ro1">
          <table:table-cell/>
          <table:table-cell office:value-type="string" calcext:value-type="string">
            <text:p>https://mydeveloperplanet.com/2021/10/26/how-to-create-an-aws-cloudformation-fargate-template/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stack from template file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ws cloudformation create-stack --stack-name sre-assessment --template-body file://templates/sre-assessment.yaml </text:p>
          </table:table-cell>
          <table:table-cell/>
        </table:table-row>
      </table:table>
      <table:table table:name="Day7" table:style-name="ta1"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git clone https://github.com/ClearPointNZ/sre-assess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up contexts and aws credenti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ort AWS_ACCESS_XX <text:s/>- set environment vari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ort AWS_ACCESS_KEY="AKIAYGJW54ALAFQKMRBD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ort AWS_SECRET_KEY="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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cker context 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 context create ecr mye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un docker compose up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mpose up -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and then stop then bring the containers dow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mpose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 login to AWS reposi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ws ecr get-login-password --region us-east-1| docker login --username AWS --password-stdin 563292790806.dkr.ecr.us-east-1.amazonaws.co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the reposi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aws ecr create-repository --repository-name cptod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ws ecr create-repository --repository-name cptodoap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uild the compose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mpose buil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g the images ready to push to e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tag cptodoapi:latest 563292790806.dkr.ecr.us-east-1.amazonaws.com/cptodoapi: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tag cptodoui:latest 563292790806.dkr.ecr.us-east-1.amazonaws.com/cptodoui:lates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context to aws e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cker context use myec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cker push 563292790806.dkr.ecr.us-east-1.amazonaws.com/cptodoapi:la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push 563292790806.dkr.ecr.us-east-1.amazonaws.com/cptodoui:lates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mydeveloperplanet.com/2021/10/26/how-to-create-an-aws-cloudformation-fargate-template/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stack from template file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ws cloudformation create-stack --stack-name sre-assessment --template-body file://templates/sre-assessment.yaml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9" office:value-type="date" office:date-value="2022-03-08" calcext:value-type="date">
            <text:p>08/03/22</text:p>
          </table:table-cell>
          <table:table-cell table:number-columns-repeated="2"/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 sure that you have the latest version of the AWS CLI and Docker installed. For more information, see Getting Started with Amazon ECR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Use the following steps to authenticate and push an image to your repository. For additional registry authentication methods, including the Amazon ECR credential helper, see Registry Authenticatio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Retrieve an authentication token and authenticate your Docker client to your registry.</text:p>
          </table:table-cell>
        </table:table-row>
        <table:table-row table:style-name="ro1">
          <table:table-cell/>
          <table:table-cell office:value-type="string" calcext:value-type="string">
            <text:p><text:s text:c="4"/>Use the AWS CLI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ws ecr get-login-password --region us-east-1 | docker login --username AWS --password-stdin 563292790806.dkr.ecr.us-east-1.amazonaws.com</text:p>
          </table:table-cell>
        </table:table-row>
        <table:table-row table:style-name="ro1">
          <table:table-cell/>
          <table:table-cell office:value-type="string" calcext:value-type="string">
            <text:p>Note: If you receive an error using the AWS CLI, make sure that you have the latest version of the AWS CLI and Docker installed.</text:p>
          </table:table-cell>
        </table:table-row>
        <table:table-row table:style-name="ro1">
          <table:table-cell/>
          <table:table-cell office:value-type="string" calcext:value-type="string">
            <text:p>Build your Docker image using the following command. For information on building a Docker file from scratch see the instructions here</text:p>
          </table:table-cell>
        </table:table-row>
        <table:table-row table:style-name="ro1">
          <table:table-cell/>
          <table:table-cell office:value-type="string" calcext:value-type="string">
            <text:p>. You can skip this step if your image is already built:</text:p>
          </table:table-cell>
        </table:table-row>
        <table:table-row table:style-name="ro1">
          <table:table-cell/>
          <table:table-cell office:value-type="string" calcext:value-type="string">
            <text:p>docker build -t test03 .</text:p>
          </table:table-cell>
        </table:table-row>
        <table:table-row table:style-name="ro1">
          <table:table-cell/>
          <table:table-cell office:value-type="string" calcext:value-type="string">
            <text:p>After the build completes, tag your image so you can push the image to this repository:</text:p>
          </table:table-cell>
        </table:table-row>
        <table:table-row table:style-name="ro1">
          <table:table-cell/>
          <table:table-cell office:value-type="string" calcext:value-type="string">
            <text:p>docker tag test03:latest 563292790806.dkr.ecr.us-east-1.amazonaws.com/test03:latest</text:p>
          </table:table-cell>
        </table:table-row>
        <table:table-row table:style-name="ro1">
          <table:table-cell/>
          <table:table-cell office:value-type="string" calcext:value-type="string">
            <text:p>Run the following command to push this image to your newly created AWS repository:</text:p>
          </table:table-cell>
        </table:table-row>
        <table:table-row table:style-name="ro1">
          <table:table-cell/>
          <table:table-cell office:value-type="string" calcext:value-type="string">
            <text:p>docker push 563292790806.dkr.ecr.us-east-1.amazonaws.com/test03:lat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docker tag local-image:tagname new-repo:tagname</text:p>
          </table:table-cell>
        </table:table-row>
        <table:table-row table:style-name="ro4">
          <table:table-cell/>
          <table:table-cell table:style-name="ce2" office:value-type="string" calcext:value-type="string">
            <text:p>docker push new-repo:tagname</text:p>
          </table:table-cell>
        </table:table-row>
      </table:table>
      <table:table table:name="StackDefinition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9:05:38.115487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13:06.472348981</meta:creation-date>
    <dc:date>2022-03-08T13:43:52.434345790</dc:date>
    <meta:editing-duration>PT10H49M59S</meta:editing-duration>
    <meta:editing-cycles>13</meta:editing-cycles>
    <meta:generator>LibreOffice/6.4.7.2$Linux_X86_64 LibreOffice_project/40$Build-2</meta:generator>
    <meta:document-statistic meta:table-count="8" meta:cell-count="300" meta:object-count="0"/>
  </office:meta>
</office:document-meta>
</file>